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2pt" style:text-underline-style="none" fo:font-weight="bold" officeooo:rsid="000812cf" officeooo:paragraph-rsid="0011eccb" style:font-size-asian="22pt" style:font-weight-asian="bold" style:font-size-complex="22pt" style:font-weight-complex="bold"/>
    </style:style>
    <style:style style:name="P2" style:family="paragraph" style:parent-style-name="Standard">
      <style:text-properties style:font-name="Liberation Serif1" fo:font-size="14pt" style:text-underline-style="none" fo:font-weight="normal" officeooo:rsid="000812cf" officeooo:paragraph-rsid="000812cf" style:font-name-asian="Liberation Serif1" style:font-size-asian="14pt" style:font-weight-asian="normal" style:font-name-complex="Liberation Serif1" style:font-size-complex="14pt" style:font-weight-complex="normal"/>
    </style:style>
    <style:style style:name="P3" style:family="paragraph" style:parent-style-name="Standard">
      <style:text-properties style:font-name="Liberation Serif1" fo:font-size="14pt" style:text-underline-style="none" fo:font-weight="normal" officeooo:rsid="000812cf" officeooo:paragraph-rsid="0011eccb" style:font-name-asian="Liberation Serif1" style:font-size-asian="14pt" style:font-weight-asian="normal" style:font-name-complex="Liberation Serif1" style:font-size-complex="14pt" style:font-weight-complex="normal"/>
    </style:style>
    <style:style style:name="P4" style:family="paragraph" style:parent-style-name="Standard">
      <style:text-properties style:font-name="Liberation Serif1" fo:font-size="14pt" style:text-underline-style="none" fo:font-weight="normal" officeooo:rsid="0012e14c" officeooo:paragraph-rsid="0012e14c" style:font-name-asian="Liberation Serif1" style:font-size-asian="14pt" style:font-weight-asian="normal" style:font-name-complex="Liberation Serif1" style:font-size-complex="14pt" style:font-weight-complex="normal"/>
    </style:style>
    <style:style style:name="P5" style:family="paragraph" style:parent-style-name="Standard">
      <style:text-properties style:font-name="Liberation Serif1" fo:font-size="14pt" style:text-underline-style="none" fo:font-weight="normal" officeooo:rsid="0012e14c" officeooo:paragraph-rsid="00168e23" style:font-name-asian="Liberation Serif1" style:font-size-asian="14pt" style:font-weight-asian="normal" style:font-name-complex="Liberation Serif1" style:font-size-complex="14pt" style:font-weight-complex="normal"/>
    </style:style>
    <style:style style:name="P6" style:family="paragraph" style:parent-style-name="Standard">
      <style:text-properties style:font-name="Liberation Serif1" fo:font-size="26pt" style:text-underline-style="none" fo:font-weight="normal" officeooo:rsid="000d4fc5" officeooo:paragraph-rsid="0012e14c" style:font-name-asian="Liberation Serif1" style:font-size-asian="26pt" style:font-weight-asian="normal" style:font-name-complex="Liberation Serif1" style:font-size-complex="26pt" style:font-weight-complex="normal"/>
    </style:style>
    <style:style style:name="P7" style:family="paragraph" style:parent-style-name="Standard" style:master-page-name="">
      <loext:graphic-properties draw:fill="none"/>
      <style:paragraph-properties fo:margin-left="0cm" fo:margin-right="0cm" fo:text-indent="-2cm" style:auto-text-indent="false" style:page-number="auto" fo:background-color="transparent"/>
      <style:text-properties style:font-name="Liberation Serif1" fo:font-size="26pt" style:text-underline-style="none" fo:font-weight="normal" officeooo:rsid="000d4fc5" officeooo:paragraph-rsid="00168e23" style:font-name-asian="Liberation Serif1" style:font-size-asian="26pt" style:font-weight-asian="normal" style:font-name-complex="Liberation Serif1" style:font-size-complex="26pt" style:font-weight-complex="normal"/>
    </style:style>
    <style:style style:name="P8" style:family="paragraph" style:parent-style-name="Standard">
      <style:text-properties style:font-name="Liberation Serif1" fo:font-size="14pt" style:text-underline-style="none" fo:font-weight="normal" officeooo:rsid="000812cf" officeooo:paragraph-rsid="001cf33b" style:font-name-asian="Liberation Serif1" style:font-size-asian="14pt" style:font-weight-asian="normal" style:font-name-complex="Liberation Serif1" style:font-size-complex="14pt" style:font-weight-complex="normal"/>
    </style:style>
    <style:style style:name="P9" style:family="paragraph" style:parent-style-name="Standard">
      <style:text-properties style:font-name="Liberation Serif1" fo:font-size="14pt" style:text-underline-style="none" fo:font-weight="normal" officeooo:rsid="000812cf" officeooo:paragraph-rsid="001eb4a0" style:font-name-asian="Liberation Serif1" style:font-size-asian="14pt" style:font-weight-asian="normal" style:font-name-complex="Liberation Serif1" style:font-size-complex="14pt" style:font-weight-complex="normal"/>
    </style:style>
    <style:style style:name="P10" style:family="paragraph" style:parent-style-name="Standard">
      <style:text-properties fo:font-size="22pt" style:text-underline-style="none" fo:font-weight="bold" officeooo:rsid="000812cf" officeooo:paragraph-rsid="001cf33b" style:font-size-asian="22pt" style:font-weight-asian="bold" style:font-size-complex="22pt" style:font-weight-complex="bold"/>
    </style:style>
    <style:style style:name="P11" style:family="paragraph" style:parent-style-name="Standard">
      <style:text-properties fo:font-size="22pt" style:text-underline-style="none" fo:font-weight="bold" officeooo:rsid="000812cf" officeooo:paragraph-rsid="001eb4a0" style:font-size-asian="22pt" style:font-weight-asian="bold" style:font-size-complex="22pt" style:font-weight-complex="bold"/>
    </style:style>
    <style:style style:name="P12" style:family="paragraph" style:parent-style-name="Standard" style:master-page-name="">
      <loext:graphic-properties draw:fill="none"/>
      <style:paragraph-properties fo:margin-left="0cm" fo:margin-right="0cm" fo:text-indent="-2cm" style:auto-text-indent="false" style:page-number="auto" fo:background-color="transparent"/>
      <style:text-properties style:font-name="Liberation Serif1" fo:font-size="26pt" style:text-underline-style="none" fo:font-weight="normal" officeooo:rsid="000d4fc5" officeooo:paragraph-rsid="001b7f6a" style:font-name-asian="Liberation Serif1" style:font-size-asian="26pt" style:font-weight-asian="normal" style:font-name-complex="Liberation Serif1" style:font-size-complex="26pt" style:font-weight-complex="normal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1" officeooo:rsid="0011eccb" style:font-name-asian="Liberation Serif1" style:font-name-complex="Liberation Serif1"/>
    </style:style>
    <style:style style:name="T3" style:family="text">
      <style:text-properties style:font-name="Liberation Serif1" fo:font-size="26pt" fo:font-weight="normal" officeooo:rsid="000d4fc5" style:font-name-asian="Liberation Serif1" style:font-size-asian="26pt" style:font-weight-asian="normal" style:font-name-complex="Liberation Serif1" style:font-size-complex="26pt" style:font-weight-complex="normal"/>
    </style:style>
    <style:style style:name="T4" style:family="text">
      <style:text-properties officeooo:rsid="0011eccb"/>
    </style:style>
    <style:style style:name="T5" style:family="text">
      <style:text-properties fo:font-size="22pt" fo:font-weight="bold" officeooo:rsid="000812cf" style:font-size-asian="22pt" style:font-weight-asian="bold" style:font-size-complex="22pt" style:font-weight-complex="bold"/>
    </style:style>
    <style:style style:name="T6" style:family="text">
      <style:text-properties officeooo:rsid="00168e23"/>
    </style:style>
    <style:style style:name="T7" style:family="text">
      <style:text-properties officeooo:rsid="001eb4a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■<text:tab/><text:tab/><text:tab/><text:tab/><text:tab/><text:tab/><text:tab/><text:tab/>■<text:tab/>■<text:tab/>■<text:tab/>■<text:tab/>■<text:tab/>■</text:p>
      <text:p text:style-name="P4"><text:span text:style-name="T6">Examen N </text:span>:</text:p>
      <text:p text:style-name="P7"><text:tab/>■<text:tab/><text:tab/><text:tab/><text:tab/><text:tab/><text:tab/><text:tab/><text:tab/><text:span text:style-name="T5">□ □ □ □ □ □ □ □ □ □ □ □</text:span></text:p>
      <text:p text:style-name="P5">Id del alumno :</text:p>
      <text:p text:style-name="P12"><text:tab/>■<text:tab/><text:tab/><text:tab/><text:tab/><text:tab/><text:tab/><text:tab/><text:tab/><text:span text:style-name="T5">□ □ □ □ □ □ □ □ □ □ □ □</text:span></text:p>
      <text:p text:style-name="P2"><text:span text:style-name="T7">Respuestas:</text:span><text:tab/><text:tab/><text:tab/><text:tab/><text:tab/><text:tab/><text:tab/>a<text:tab/>b<text:tab/>c<text:tab/>d<text:tab/>e<text:tab/><text:span text:style-name="T4">Na</text:span></text:p>
      <text:p text:style-name="P1"><text:span text:style-name="T3">■</text:span><text:span text:style-name="T1"><text:tab/><text:tab/><text:tab/><text:tab/><text:tab/><text:tab/><text:tab/><text:tab/>□<text:tab/>□<text:tab/>□<text:tab/>□<text:tab/>□<text:tab/>□</text:span></text:p>
      <text:p text:style-name="P1"><text:span text:style-name="T3">■</text:span><text:span text:style-name="T1"><text:tab/><text:tab/><text:tab/><text:tab/><text:tab/><text:tab/><text:tab/><text:tab/>□<text:tab/>□<text:tab/>□<text:tab/>□<text:tab/>□<text:tab/>□</text:span></text:p>
      <text:p text:style-name="P1"><text:span text:style-name="T3">■</text:span><text:span text:style-name="T1"><text:tab/><text:tab/><text:tab/><text:tab/><text:tab/><text:tab/><text:tab/><text:tab/>□<text:tab/>□<text:tab/>□<text:tab/>□<text:tab/>□<text:tab/>□</text:span></text:p>
      <text:p text:style-name="P1"><text:span text:style-name="T3">■</text:span><text:span text:style-name="T1"><text:tab/><text:tab/><text:tab/><text:tab/><text:tab/><text:tab/><text:tab/><text:tab/>□<text:tab/>□<text:tab/>□<text:tab/>□<text:tab/>□<text:tab/>□</text:span></text:p>
      <text:p text:style-name="P1"><text:span text:style-name="T3">■</text:span><text:span text:style-name="T1"><text:tab/><text:tab/><text:tab/><text:tab/><text:tab/><text:tab/><text:tab/><text:tab/>□<text:tab/>□<text:tab/>□<text:tab/>□<text:tab/>□<text:tab/>□</text:span></text:p>
      <text:p text:style-name="P10"><text:span text:style-name="T3">■</text:span><text:span text:style-name="T1"><text:tab/><text:tab/><text:tab/><text:tab/><text:tab/><text:tab/><text:tab/><text:tab/>□<text:tab/>□<text:tab/>□<text:tab/>□<text:tab/>□<text:tab/>□</text:span></text:p>
      <text:p text:style-name="P10"><text:span text:style-name="T3">■</text:span><text:span text:style-name="T1"><text:tab/><text:tab/><text:tab/><text:tab/><text:tab/><text:tab/><text:tab/><text:tab/>□<text:tab/>□<text:tab/>□<text:tab/>□<text:tab/>□<text:tab/>□</text:span></text:p>
      <text:p text:style-name="P10"><text:span text:style-name="T3">■</text:span><text:span text:style-name="T1"><text:tab/><text:tab/><text:tab/><text:tab/><text:tab/><text:tab/><text:tab/><text:tab/>□<text:tab/>□<text:tab/>□<text:tab/>□<text:tab/>□<text:tab/>□</text:span></text:p>
      <text:p text:style-name="P11"><text:span text:style-name="T3">■</text:span><text:span text:style-name="T1"><text:tab/><text:tab/><text:tab/><text:tab/><text:tab/><text:tab/><text:tab/><text:tab/>□<text:tab/>□<text:tab/>□<text:tab/>□<text:tab/>□<text:tab/>□</text:span></text:p>
      <text:p text:style-name="P11"><text:span text:style-name="T3">■</text:span><text:span text:style-name="T1"><text:tab/><text:tab/><text:tab/><text:tab/><text:tab/><text:tab/><text:tab/><text:tab/>□<text:tab/>□<text:tab/>□<text:tab/>□<text:tab/>□<text:tab/>□</text:span></text:p>
      <text:p text:style-name="P11"><text:span text:style-name="T3">■</text:span><text:span text:style-name="T1"><text:tab/><text:tab/><text:tab/><text:tab/><text:tab/><text:tab/><text:tab/><text:tab/>□<text:tab/>□<text:tab/>□<text:tab/>□<text:tab/>□<text:tab/>□</text:span></text:p>
      <text:p text:style-name="P11"><text:span text:style-name="T3">■</text:span><text:span text:style-name="T1"><text:tab/><text:tab/><text:tab/><text:tab/><text:tab/><text:tab/><text:tab/><text:tab/>□<text:tab/>□<text:tab/>□<text:tab/>□<text:tab/>□<text:tab/>□</text:span></text:p>
      <text:p text:style-name="P11"><text:span text:style-name="T3">■</text:span><text:span text:style-name="T1"><text:tab/><text:tab/><text:tab/><text:tab/><text:tab/><text:tab/><text:tab/><text:tab/>□<text:tab/>□<text:tab/>□<text:tab/>□<text:tab/>□<text:tab/>□</text:span></text:p>
      <text:p text:style-name="P11"><text:span text:style-name="T3">■</text:span><text:span text:style-name="T1"><text:tab/><text:tab/><text:tab/><text:tab/><text:tab/><text:tab/><text:tab/><text:tab/>□<text:tab/>□<text:tab/>□<text:tab/>□<text:tab/>□<text:tab/>□</text:span></text:p>
      <text:p text:style-name="P11"><text:span text:style-name="T3">■</text:span><text:span text:style-name="T1"><text:tab/><text:tab/><text:tab/><text:tab/><text:tab/><text:tab/><text:tab/><text:tab/>□<text:tab/>□<text:tab/>□<text:tab/>□<text:tab/>□<text:tab/>□</text:span></text:p>
      <text:p text:style-name="P11"><text:span text:style-name="T3">■</text:span><text:span text:style-name="T1"><text:tab/><text:tab/><text:tab/><text:tab/><text:tab/><text:tab/><text:tab/><text:tab/>□<text:tab/>□<text:tab/>□<text:tab/>□<text:tab/>□<text:tab/>□</text:span></text:p>
      <text:p text:style-name="P11"><text:span text:style-name="T3">■</text:span><text:span text:style-name="T1"><text:tab/><text:tab/><text:tab/><text:tab/><text:tab/><text:tab/><text:tab/><text:tab/>□<text:tab/>□<text:tab/>□<text:tab/>□<text:tab/>□<text:tab/>□</text:span></text:p>
      <text:p text:style-name="P11"><text:span text:style-name="T3">■</text:span><text:span text:style-name="T1"><text:tab/><text:tab/><text:tab/><text:tab/><text:tab/><text:tab/><text:tab/><text:tab/>□<text:tab/>□<text:tab/>□<text:tab/>□<text:tab/>□<text:tab/>□</text:span></text:p>
      <text:p text:style-name="P11"><text:span text:style-name="T3">■</text:span><text:span text:style-name="T1"><text:tab/><text:tab/><text:tab/><text:tab/><text:tab/><text:tab/><text:tab/><text:tab/>□<text:tab/>□<text:tab/>□<text:tab/>□<text:tab/>□<text:tab/>□</text:span></text:p>
      <text:p text:style-name="P11"><text:span text:style-name="T3">■</text:span><text:span text:style-name="T1"><text:tab/><text:tab/><text:tab/><text:tab/><text:tab/><text:tab/><text:tab/><text:tab/>□<text:tab/>□<text:tab/>□<text:tab/>□<text:tab/>□<text:tab/>□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cm" fo:margin-left="1.309cm" fo:margin-right="0.2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09:00:21.357836567</meta:creation-date>
    <dc:date>2017-07-05T17:33:51.942741080</dc:date>
    <meta:editing-duration>PT1H47M13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26" meta:word-count="187" meta:character-count="541" meta:non-whitespace-character-count="211"/>
  </office:meta>
</office:document-meta>
</file>